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32a2" officeooo:paragraph-rsid="000e32a2"/>
    </style:style>
    <style:style style:name="P2" style:family="paragraph" style:parent-style-name="Standard">
      <style:text-properties officeooo:rsid="00140cb7" officeooo:paragraph-rsid="00140cb7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paragraph-rsid="0015c3a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5eaa6" officeooo:paragraph-rsid="0015c3ad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8efc4" officeooo:paragraph-rsid="0015c3ad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dd2df" officeooo:paragraph-rsid="0015c3a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fbfd2" officeooo:paragraph-rsid="0015c3ad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18efc4" officeooo:paragraph-rsid="0015c3ad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1dd2df" officeooo:paragraph-rsid="0015c3ad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1fbfd2" officeooo:paragraph-rsid="0015c3ad" style:font-size-asian="10.5pt" style:font-weight-asian="bold" style:font-size-complex="12pt" style:font-weight-complex="bold"/>
    </style:style>
    <style:style style:name="P11" style:family="paragraph" style:parent-style-name="Standard">
      <style:text-properties officeooo:paragraph-rsid="0015c3ad"/>
    </style:style>
    <style:style style:name="P12" style:family="paragraph" style:parent-style-name="Standard" style:master-page-name="">
      <style:paragraph-properties fo:margin-left="0.5in" fo:margin-right="0in" fo:text-indent="0in" style:auto-text-indent="false" style:page-number="auto"/>
      <style:text-properties officeooo:rsid="000e32a2" officeooo:paragraph-rsid="000e32a2"/>
    </style:style>
    <style:style style:name="P13" style:family="paragraph" style:parent-style-name="Standard" style:master-page-name="">
      <style:paragraph-properties fo:margin-left="0.5in" fo:margin-right="0in" fo:text-indent="0in" style:auto-text-indent="false" style:page-number="auto"/>
      <style:text-properties officeooo:rsid="001124d7" officeooo:paragraph-rsid="001124d7"/>
    </style:style>
    <style:style style:name="P14" style:family="paragraph" style:parent-style-name="Standard">
      <style:paragraph-properties fo:margin-left="0.5in" fo:margin-right="0in" fo:text-indent="0in" style:auto-text-indent="false"/>
      <style:text-properties officeooo:rsid="001124d7" officeooo:paragraph-rsid="001124d7"/>
    </style:style>
    <style:style style:name="P15" style:family="paragraph" style:parent-style-name="Standard" style:master-page-name="">
      <style:paragraph-properties fo:margin-left="1in" fo:margin-right="0in" fo:text-indent="0in" style:auto-text-indent="false" style:page-number="auto"/>
      <style:text-properties officeooo:rsid="000e32a2" officeooo:paragraph-rsid="000e32a2"/>
    </style:style>
    <style:style style:name="P16" style:family="paragraph" style:parent-style-name="Standard" style:master-page-name="">
      <style:paragraph-properties fo:margin-left="1in" fo:margin-right="0in" fo:text-indent="0in" style:auto-text-indent="false" style:page-number="auto"/>
      <style:text-properties officeooo:rsid="001124d7" officeooo:paragraph-rsid="001124d7"/>
    </style:style>
    <style:style style:name="P17" style:family="paragraph" style:parent-style-name="Standard">
      <style:paragraph-properties fo:margin-left="1in" fo:margin-right="0in" fo:text-indent="0in" style:auto-text-indent="false"/>
      <style:text-properties officeooo:rsid="001124d7" officeooo:paragraph-rsid="001124d7"/>
    </style:style>
    <style:style style:name="P18" style:family="paragraph" style:parent-style-name="Standard">
      <style:paragraph-properties fo:margin-left="1in" fo:margin-right="0in" fo:text-indent="0in" style:auto-text-indent="false"/>
      <style:text-properties officeooo:rsid="0013f1e6" officeooo:paragraph-rsid="0013f1e6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paragraph-rsid="0015c3ad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8572e" officeooo:paragraph-rsid="0018572e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8d195" officeooo:paragraph-rsid="0018d195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18572e" officeooo:paragraph-rsid="0018572e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195e51" officeooo:paragraph-rsid="00195e51" style:font-size-asian="10.5pt" style:font-weight-asian="bold" style:font-size-complex="12pt" style:font-weight-complex="bold"/>
    </style:style>
    <style:style style:name="T1" style:family="text">
      <style:text-properties officeooo:rsid="0012b998"/>
    </style:style>
    <style:style style:name="T2" style:family="text">
      <style:text-properties fo:font-size="12pt" fo:font-weight="bold" officeooo:rsid="0015eaa6" style:font-size-asian="10.5pt" style:font-weight-asian="bold" style:font-size-complex="12pt" style:font-weight-complex="bold"/>
    </style:style>
    <style:style style:name="T3" style:family="text">
      <style:text-properties officeooo:rsid="001a94d6"/>
    </style:style>
    <style:style style:name="T4" style:family="text">
      <style:text-properties officeooo:rsid="001c11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/><text:span text:style-name="T2">Users</text:span></text:p>
      <text:p text:style-name="P4">Can signon only if at least one organization connection. <text:s/>With the exception of the super-duper user, person_id=0. <text:s/>Other super users must, like normal users, have at least one org connection.</text:p>
      <text:p text:style-name="P4"/>
      <text:p text:style-name="P8">Permissions</text:p>
      <text:p text:style-name="P5">Assigned through organization, ie. same person can have different permissions in different assigned organizations. <text:s/>Hierachical, ie. a user with assignment permission can assign only <text:span text:style-name="T3">those</text:span> permissions they have. <text:s/><text:span text:style-name="T4">Permissions can be assigned only to those persons connected to the same organization as the assigner is currently connected.</text:span></text:p>
      <text:p text:style-name="P5"/>
      <text:p text:style-name="P9">Project Close Date</text:p>
      <text:p text:style-name="P6">Edit the project to prevent entering time before a given date.</text:p>
      <text:p text:style-name="P3"/>
      <text:p text:style-name="P10">Site_Conf</text:p>
      <text:p text:style-name="P7">Defines the “start” of the site. <text:s/>Contains configuration parameters and pointers to subsidiary configuration files.</text:p>
      <text:p text:style-name="P3"/>
      <text:p text:style-name="P22">Password Management</text:p>
      <text:p text:style-name="P20">The hashed password cannot be (easily) de-crypted. <text:s/>Hence, if a user forgets their password, the admin cannot retrieve it for them. <text:s/>The admin can create a new password, however, and relay the new to the user.</text:p>
      <text:p text:style-name="P20"/>
      <text:p text:style-name="P23">HTTPS and SSL</text:p>
      <text:p text:style-name="P21"/>
      <text:p text:style-name="P3"/>
      <text:p text:style-name="P1">Requirements</text:p>
      <text:p text:style-name="P12">Easy, efficient, safe entry of time info and creation of reports/invoice</text:p>
      <text:p text:style-name="Standard"/>
      <text:p text:style-name="P1">Options</text:p>
      <text:p text:style-name="P12">Keep the present system</text:p>
      <text:p text:style-name="P15">Arrghhh...</text:p>
      <text:p text:style-name="P12">Find a commercial or FOSS system that does the job</text:p>
      <text:p text:style-name="P15">Appears that none are available</text:p>
      <text:p text:style-name="P13">Use this system until something from above is available</text:p>
      <text:p text:style-name="P16">Support</text:p>
      <text:p text:style-name="P14">Go <text:span text:style-name="T1">all</text:span> in on this system</text:p>
      <text:p text:style-name="P16">(Re-)Design for use with other orgs (SR2S and non-)</text:p>
      <text:p text:style-name="P17">Support – again</text:p>
      <text:p text:style-name="P18">ownership</text:p>
      <text:p text:style-name="P2">Dem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3T14:52:26.048426072</meta:creation-date>
    <dc:date>2014-07-12T15:59:10.139910862</dc:date>
    <meta:editing-duration>PT13H56M22S</meta:editing-duration>
    <meta:editing-cycles>7</meta:editing-cycles>
    <meta:generator>LibreOffice/4.2.4.2$Linux_X86_64 LibreOffice_project/420m0$Build-2</meta:generator>
    <meta:document-statistic meta:table-count="0" meta:image-count="0" meta:object-count="0" meta:page-count="1" meta:paragraph-count="25" meta:word-count="212" meta:character-count="1361" meta:non-whitespace-character-count="1165"/>
  </office:meta>
</office:document-meta>
</file>